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Object 7/Pictures/2000000D000000DD000000DD07B12F7F.svm"/>
  <manifest:file-entry manifest:media-type="" manifest:full-path="Object 7/Pictures/2000000D000000DF000000DFDC7CCDFB.svm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0D000000DD000000DD07B12F7F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2000000D000000DD000000DD07B12F7F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font-size-complex="5.65000009536743pt" style:language-complex="en" style:country-complex="US"/>
    </style:style>
    <style:style style:name="ce2" style:family="table-cell" style:parent-style-name="Default" style:data-style-name="N60"/>
    <style:style style:name="ce3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gprof_sem_oti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>
            <text:p>Fourier sem otimizacao e codigo instrumentado com gprofile</text:p>
          </table:table-cell>
          <table:table-cell table:number-columns-repeated="26"/>
        </table:table-row>
        <table:table-row table:style-name="ro1">
          <table:table-cell office:value-type="string">
            <text:p>Tam Vetor</text:p>
          </table:table-cell>
          <table:table-cell office:value-type="string">
            <text:p>% time</text:p>
          </table:table-cell>
          <table:table-cell office:value-type="string">
            <text:p>cumulative seconds</text:p>
          </table:table-cell>
          <table:table-cell office:value-type="string">
            <text:p>self seconds</text:p>
          </table:table-cell>
          <table:table-cell office:value-type="string">
            <text:p>calls</text:p>
          </table:table-cell>
          <table:table-cell office:value-type="string">
            <text:p>self ns/calls</text:p>
          </table:table-cell>
          <table:table-cell office:value-type="string">
            <text:p>total ns/calls</text:p>
          </table:table-cell>
          <table:table-cell table:number-columns-repeated="14"/>
          <table:table-cell office:value-type="string">
            <text:p>self</text:p>
          </table:table-cell>
          <table:table-cell table:number-columns-repeated="4"/>
          <table:table-cell office:value-type="string">
            <text:p>tota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02">
            <text:p>0,02</text:p>
          </table:table-cell>
          <table:table-cell table:formula="of:=[.C3]" office:value-type="float" office:value="0.02">
            <text:p>0,02</text:p>
          </table:table-cell>
          <table:table-cell office:value-type="float" office:value="100001">
            <text:p>100001</text:p>
          </table:table-cell>
          <table:table-cell office:value-type="float" office:value="200.67">
            <text:p>200,67</text:p>
          </table:table-cell>
          <table:table-cell table:formula="of:=[.F3]" office:value-type="float" office:value="200.67">
            <text:p>200,67</text:p>
          </table:table-cell>
          <table:table-cell table:number-columns-repeated="20"/>
        </table:table-row>
        <table:table-row table:style-name="ro2">
          <table:table-cell table:formula="of:=[.A3]*2"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01">
            <text:p>0,01</text:p>
          </table:table-cell>
          <table:table-cell table:formula="of:=[.C4]" office:value-type="float" office:value="0.01">
            <text:p>0,01</text:p>
          </table:table-cell>
          <table:table-cell office:value-type="float" office:value="100001">
            <text:p>100001</text:p>
          </table:table-cell>
          <table:table-cell office:value-type="float" office:value="100.33">
            <text:p>100,33</text:p>
          </table:table-cell>
          <table:table-cell table:formula="of:=[.F4]" office:value-type="float" office:value="100.33">
            <text:p>100,33</text:p>
          </table:table-cell>
          <table:table-cell table:number-columns-repeated="20"/>
        </table:table-row>
        <table:table-row table:style-name="ro2">
          <table:table-cell table:formula="of:=[.A4]*2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.03">
            <text:p>0,03</text:p>
          </table:table-cell>
          <table:table-cell table:formula="of:=[.C5]" office:value-type="float" office:value="0.03">
            <text:p>0,03</text:p>
          </table:table-cell>
          <table:table-cell office:value-type="float" office:value="100001">
            <text:p>100001</text:p>
          </table:table-cell>
          <table:table-cell office:value-type="float" office:value="301">
            <text:p>301</text:p>
          </table:table-cell>
          <table:table-cell table:formula="of:=[.F5]" office:value-type="float" office:value="301">
            <text:p>301</text:p>
          </table:table-cell>
          <table:table-cell table:number-columns-repeated="20"/>
        </table:table-row>
        <table:table-row table:style-name="ro2">
          <table:table-cell table:formula="of:=[.A5]*2" office:value-type="float" office:value="16">
            <text:p>16</text:p>
          </table:table-cell>
          <table:table-cell office:value-type="float" office:value="80.27">
            <text:p>80,27</text:p>
          </table:table-cell>
          <table:table-cell office:value-type="float" office:value="0.04">
            <text:p>0,04</text:p>
          </table:table-cell>
          <table:table-cell table:formula="of:=[.C6]" office:value-type="float" office:value="0.04">
            <text:p>0,04</text:p>
          </table:table-cell>
          <table:table-cell office:value-type="float" office:value="100001">
            <text:p>100001</text:p>
          </table:table-cell>
          <table:table-cell office:value-type="float" office:value="401.33">
            <text:p>401,33</text:p>
          </table:table-cell>
          <table:table-cell table:formula="of:=[.F6]" office:value-type="float" office:value="401.33">
            <text:p>401,33</text:p>
          </table:table-cell>
          <table:table-cell table:number-columns-repeated="20"/>
        </table:table-row>
        <table:table-row table:style-name="ro2">
          <table:table-cell table:formula="of:=[.A6]*2"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6">
            <text:p>0,16</text:p>
          </table:table-cell>
          <table:table-cell table:formula="of:=[.C7]" office:value-type="float" office:value="0.16">
            <text:p>0,16</text:p>
          </table:table-cell>
          <table:table-cell office:value-type="float" office:value="100001">
            <text:p>100001</text:p>
          </table:table-cell>
          <table:table-cell office:value-type="float" office:value="1610">
            <text:p>1610</text:p>
          </table:table-cell>
          <table:table-cell table:formula="of:=[.F7]" office:value-type="float" office:value="1610">
            <text:p>1610</text:p>
          </table:table-cell>
          <table:table-cell table:number-columns-repeated="20"/>
        </table:table-row>
        <table:table-row table:style-name="ro2">
          <table:table-cell table:formula="of:=[.A7]*2"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32">
            <text:p>0,32</text:p>
          </table:table-cell>
          <table:table-cell table:formula="of:=[.C8]" office:value-type="float" office:value="0.32">
            <text:p>0,32</text:p>
          </table:table-cell>
          <table:table-cell office:value-type="float" office:value="100001">
            <text:p>100001</text:p>
          </table:table-cell>
          <table:table-cell office:value-type="float" office:value="3210">
            <text:p>3210</text:p>
          </table:table-cell>
          <table:table-cell table:formula="of:=[.F8]" office:value-type="float" office:value="3210">
            <text:p>3210</text:p>
          </table:table-cell>
          <table:table-cell table:number-columns-repeated="20"/>
        </table:table-row>
        <table:table-row table:style-name="ro2">
          <table:table-cell table:formula="of:=[.A8]*2"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0.7">
            <text:p>0,7</text:p>
          </table:table-cell>
          <table:table-cell table:formula="of:=[.C9]" office:value-type="float" office:value="0.7">
            <text:p>0,7</text:p>
          </table:table-cell>
          <table:table-cell office:value-type="float" office:value="100001">
            <text:p>100001</text:p>
          </table:table-cell>
          <table:table-cell office:value-type="float" office:value="7020">
            <text:p>7020</text:p>
          </table:table-cell>
          <table:table-cell table:formula="of:=[.F9]" office:value-type="float" office:value="7020">
            <text:p>7020</text:p>
          </table:table-cell>
          <table:table-cell table:number-columns-repeated="20"/>
        </table:table-row>
        <table:table-row table:style-name="ro2">
          <table:table-cell table:formula="of:=[.A9]*2" office:value-type="float" office:value="256">
            <text:p>256</text:p>
          </table:table-cell>
          <table:table-cell office:value-type="float" office:value="99.65">
            <text:p>99,65</text:p>
          </table:table-cell>
          <table:table-cell office:value-type="float" office:value="1.46">
            <text:p>1,46</text:p>
          </table:table-cell>
          <table:table-cell table:formula="of:=[.C10]" office:value-type="float" office:value="1.46">
            <text:p>1,46</text:p>
          </table:table-cell>
          <table:table-cell office:value-type="float" office:value="100001">
            <text:p>100001</text:p>
          </table:table-cell>
          <table:table-cell office:value-type="float" office:value="14650">
            <text:p>14650</text:p>
          </table:table-cell>
          <table:table-cell table:formula="of:=[.F10]" office:value-type="float" office:value="14650">
            <text:p>14650</text:p>
          </table:table-cell>
          <table:table-cell table:number-columns-repeated="20"/>
        </table:table-row>
        <table:table-row table:style-name="ro2">
          <table:table-cell table:formula="of:=[.A10]*2" office:value-type="float" office:value="512">
            <text:p>512</text:p>
          </table:table-cell>
          <table:table-cell office:value-type="float" office:value="99.7">
            <text:p>99,7</text:p>
          </table:table-cell>
          <table:table-cell office:value-type="float" office:value="3.14">
            <text:p>3,14</text:p>
          </table:table-cell>
          <table:table-cell table:formula="of:=[.C11]" office:value-type="float" office:value="3.14">
            <text:p>3,14</text:p>
          </table:table-cell>
          <table:table-cell office:value-type="float" office:value="100001">
            <text:p>100001</text:p>
          </table:table-cell>
          <table:table-cell office:value-type="float" office:value="31400">
            <text:p>31400</text:p>
          </table:table-cell>
          <table:table-cell table:formula="of:=[.F11]" office:value-type="float" office:value="31400">
            <text:p>31400</text:p>
          </table:table-cell>
          <table:table-cell table:number-columns-repeated="20"/>
        </table:table-row>
        <table:table-row table:style-name="ro2">
          <table:table-cell table:formula="of:=[.A11]*2" office:value-type="float" office:value="1024">
            <text:p>1024</text:p>
          </table:table-cell>
          <table:table-cell office:value-type="float" office:value="9.47">
            <text:p>9,47</text:p>
          </table:table-cell>
          <table:table-cell office:value-type="float" office:value="6.9">
            <text:p>6,9</text:p>
          </table:table-cell>
          <table:table-cell table:formula="of:=[.C12]" office:value-type="float" office:value="6.9">
            <text:p>6,9</text:p>
          </table:table-cell>
          <table:table-cell office:value-type="float" office:value="100001">
            <text:p>100001</text:p>
          </table:table-cell>
          <table:table-cell office:value-type="float" office:value="69030">
            <text:p>69030</text:p>
          </table:table-cell>
          <table:table-cell table:formula="of:=[.F12]" office:value-type="float" office:value="69030">
            <text:p>69030</text:p>
          </table:table-cell>
          <table:table-cell table:number-columns-repeated="20"/>
        </table:table-row>
        <table:table-row table:style-name="ro2">
          <table:table-cell table:formula="of:=[.A12]*2"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17.14">
            <text:p>17,14</text:p>
          </table:table-cell>
          <table:table-cell table:formula="of:=[.C13]" office:value-type="float" office:value="17.14">
            <text:p>17,14</text:p>
          </table:table-cell>
          <table:table-cell office:value-type="float" office:value="100001">
            <text:p>100001</text:p>
          </table:table-cell>
          <table:table-cell office:value-type="float" office:value="171400">
            <text:p>171400</text:p>
          </table:table-cell>
          <table:table-cell table:formula="of:=[.F13]" office:value-type="float" office:value="171400">
            <text:p>171400</text:p>
          </table:table-cell>
          <table:table-cell table:number-columns-repeated="20"/>
        </table:table-row>
        <table:table-row table:style-name="ro2">
          <table:table-cell table:formula="of:=[.A13]*2"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49.92">
            <text:p>49,92</text:p>
          </table:table-cell>
          <table:table-cell table:formula="of:=[.C14]" office:value-type="float" office:value="49.92">
            <text:p>49,92</text:p>
          </table:table-cell>
          <table:table-cell office:value-type="float" office:value="100001">
            <text:p>100001</text:p>
          </table:table-cell>
          <table:table-cell office:value-type="float" office:value="499160">
            <text:p>499160</text:p>
          </table:table-cell>
          <table:table-cell table:formula="of:=[.F14]" office:value-type="float" office:value="499160">
            <text:p>499160</text:p>
          </table:table-cell>
          <table:table-cell table:number-columns-repeated="20"/>
        </table:table-row>
        <table:table-row table:style-name="ro2">
          <table:table-cell table:formula="of:=[.A14]*2"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140.85">
            <text:p>140,85</text:p>
          </table:table-cell>
          <table:table-cell table:formula="of:=[.C15]" office:value-type="float" office:value="140.85">
            <text:p>140,85</text:p>
          </table:table-cell>
          <table:table-cell office:value-type="float" office:value="100001">
            <text:p>100001</text:p>
          </table:table-cell>
          <table:table-cell office:value-type="float" office:value="1410000">
            <text:p>1410000</text:p>
          </table:table-cell>
          <table:table-cell table:formula="of:=[.F15]" office:value-type="float" office:value="1410000">
            <text:p>1410000</text:p>
          </table:table-cell>
          <table:table-cell table:number-columns-repeated="20"/>
        </table:table-row>
        <table:table-row table:style-name="ro2">
          <table:table-cell table:formula="of:=[.A15]*2"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392.31">
            <text:p>392,31</text:p>
          </table:table-cell>
          <table:table-cell table:formula="of:=[.C16]" office:value-type="float" office:value="392.31">
            <text:p>392,31</text:p>
          </table:table-cell>
          <table:table-cell office:value-type="float" office:value="100001">
            <text:p>100001</text:p>
          </table:table-cell>
          <table:table-cell office:value-type="float" office:value="3920000">
            <text:p>3920000</text:p>
          </table:table-cell>
          <table:table-cell table:formula="of:=[.F16]" office:value-type="float" office:value="3920000">
            <text:p>3920000</text:p>
          </table:table-cell>
          <table:table-cell table:number-columns-repeated="20"/>
        </table:table-row>
        <table:table-row table:style-name="ro2" table:number-rows-repeated="1048558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Instr_man_sem_otim" table:style-name="ta1">
        <table:shapes>
          <draw:frame draw:z-index="0" draw:style-name="gr1" svg:width="13.279cm" svg:height="8.999cm" svg:x="0cm" svg:y="17.192cm">
            <draw:object draw:notify-on-update-of-ranges="Instr_man_sem_otim.B9:Instr_man_sem_otim.B9 Instr_man_sem_otim.B10:Instr_man_sem_otim.B16 Instr_man_sem_otim.D9:Instr_man_sem_otim.D9 Instr_man_sem_otim.D10:Instr_man_sem_otim.D16 Instr_man_sem_otim.I9:Instr_man_sem_otim.I9 Instr_man_sem_otim.I10:Instr_man_sem_otim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057cm" svg:height="8.999cm" svg:x="13.073cm" svg:y="17.222cm">
            <draw:object draw:notify-on-update-of-ranges="Instr_man_sem_otim.B9:Instr_man_sem_otim.B9 Instr_man_sem_otim.B10:Instr_man_sem_otim.B16 Instr_man_sem_otim.C9:Instr_man_sem_otim.C9 Instr_man_sem_otim.C10:Instr_man_sem_otim.C16 Instr_man_sem_otim.H9:Instr_man_sem_otim.H9 Instr_man_sem_otim.H10:Instr_man_sem_otim.H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479cm" svg:height="8.999cm" svg:x="0.138cm" svg:y="24.922cm">
            <draw:object draw:notify-on-update-of-ranges="Instr_man_sem_otim.B9:Instr_man_sem_otim.B9 Instr_man_sem_otim.B10:Instr_man_sem_otim.B16 Instr_man_sem_otim.F9:Instr_man_sem_otim.F9 Instr_man_sem_otim.F10:Instr_man_sem_otim.F16 Instr_man_sem_otim.K9:Instr_man_sem_otim.K9 Instr_man_sem_otim.K10:Instr_man_sem_otim.K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2.279cm" svg:height="8.999cm" svg:x="13.477cm" svg:y="24.898cm">
            <draw:object draw:notify-on-update-of-ranges="Instr_man_sem_otim.B9:Instr_man_sem_otim.B9 Instr_man_sem_otim.B10:Instr_man_sem_otim.B16 Instr_man_sem_otim.E9:Instr_man_sem_otim.E9 Instr_man_sem_otim.E10:Instr_man_sem_otim.E16 Instr_man_sem_otim.J9:Instr_man_sem_otim.J9 Instr_man_sem_otim.J10:Instr_man_sem_otim.J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4.078cm" svg:height="8.999cm" svg:x="0.444cm" svg:y="20.693cm">
            <draw:object draw:notify-on-update-of-ranges="Instr_man_sem_otim.B9:Instr_man_sem_otim.B9 Instr_man_sem_otim.B10:Instr_man_sem_otim.B16 Instr_man_sem_otim.D9:Instr_man_sem_otim.D9 Instr_man_sem_otim.D10:Instr_man_sem_otim.D16 Instr_man_sem_otim.I9:Instr_man_sem_otim.I9 Instr_man_sem_otim.I10:Instr_man_sem_otim.I16 Instr_man_sem_otim.F9:Instr_man_sem_otim.F9 Instr_man_sem_otim.F10:Instr_man_sem_otim.F16 Instr_man_sem_otim.K9:Instr_man_sem_otim.K9 Instr_man_sem_otim.K10:Instr_man_sem_otim.K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3.256cm" svg:height="8.999cm" svg:x="14.377cm" svg:y="20.678cm">
            <draw:object draw:notify-on-update-of-ranges="Instr_man_sem_otim.B9:Instr_man_sem_otim.B9 Instr_man_sem_otim.B10:Instr_man_sem_otim.B16 Instr_man_sem_otim.C9:Instr_man_sem_otim.C9 Instr_man_sem_otim.C10:Instr_man_sem_otim.C16 Instr_man_sem_otim.H9:Instr_man_sem_otim.H9 Instr_man_sem_otim.H10:Instr_man_sem_otim.H16 Instr_man_sem_otim.E9:Instr_man_sem_otim.E9 Instr_man_sem_otim.E10:Instr_man_sem_otim.E16 Instr_man_sem_otim.J9:Instr_man_sem_otim.J9 Instr_man_sem_otim.J10:Instr_man_sem_otim.J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3.826cm" svg:y="7.73cm">
            <draw:object draw:notify-on-update-of-ranges="Instr_man_sem_otim.B9:Instr_man_sem_otim.B9 Instr_man_sem_otim.B10:Instr_man_sem_otim.B16 Instr_man_sem_otim.G9:Instr_man_sem_otim.G9 Instr_man_sem_otim.G10:Instr_man_sem_otim.G16 Instr_man_sem_otim.L9:Instr_man_sem_otim.L9 Instr_man_sem_otim.L10:Instr_man_sem_otim.L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number-columns-repeated="3" table:default-cell-style-name="ce2"/>
        <table:table-column table:style-name="co4" table:number-columns-repeated="4" table:default-cell-style-name="Default"/>
        <table:table-column table:style-name="co4" table:number-columns-repeated="2" table:default-cell-style-name="ce2"/>
        <table:table-row table:style-name="ro3">
          <table:table-cell office:value-type="string">
            <text:p>Repeticoes</text:p>
          </table:table-cell>
          <table:table-cell office:value-type="string">
            <text:p>tam vetor</text:p>
          </table:table-cell>
          <table:table-cell office:value-type="string">
            <text:p>Tempo ms</text:p>
          </table:table-cell>
          <table:table-cell table:style-name="Default" office:value-type="string">
            <text:p>Sem Otimizacao O0</text:p>
          </table:table-cell>
          <table:table-cell office:value-type="string">
            <text:p>Tempo ms</text:p>
          </table:table-cell>
          <table:table-cell table:style-name="Default" office:value-type="string">
            <text:p>Sem Otimizacao O1</text:p>
          </table:table-cell>
          <table:table-cell table:style-name="Default"/>
          <table:table-cell office:value-type="string">
            <text:p>Tempo ms</text:p>
          </table:table-cell>
          <table:table-cell table:style-name="Default" office:value-type="string">
            <text:p>Com Otimizacao O0</text:p>
          </table:table-cell>
          <table:table-cell office:value-type="string">
            <text:p>Tempo ms</text:p>
          </table:table-cell>
          <table:table-cell table:style-name="Default" office:value-type="string">
            <text:p>Com Otimizacao O1</text:p>
          </table:table-cell>
          <table:table-cell table:style-name="Default"/>
          <table:table-cell table:style-name="Default" office:value-type="string">
            <text:p>clock/tempo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10">
            <text:p>2,11E+003</text:p>
          </table:table-cell>
          <table:table-cell office:value-type="float" office:value="0">
            <text:p>0</text:p>
          </table:table-cell>
          <table:table-cell office:value-type="float" office:value="1930">
            <text:p>1,93E+003</text:p>
          </table:table-cell>
          <table:table-cell/>
          <table:table-cell office:value-type="float" office:value="0">
            <text:p>0</text:p>
          </table:table-cell>
          <table:table-cell office:value-type="float" office:value="2090">
            <text:p>2,09E+003</text:p>
          </table:table-cell>
          <table:table-cell office:value-type="float" office:value="0">
            <text:p>0</text:p>
          </table:table-cell>
          <table:table-cell office:value-type="float" office:value="1960">
            <text:p>1,96E+003</text:p>
          </table:table-cell>
          <table:table-cell/>
          <table:table-cell office:value-type="float" office:value="1810000">
            <text:p>1,81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2]*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80">
            <text:p>2,98E+003</text:p>
          </table:table-cell>
          <table:table-cell office:value-type="float" office:value="0">
            <text:p>0</text:p>
          </table:table-cell>
          <table:table-cell office:value-type="float" office:value="2550">
            <text:p>2,55E+003</text:p>
          </table:table-cell>
          <table:table-cell/>
          <table:table-cell office:value-type="float" office:value="0">
            <text:p>0</text:p>
          </table:table-cell>
          <table:table-cell office:value-type="float" office:value="2950">
            <text:p>2,95E+003</text:p>
          </table:table-cell>
          <table:table-cell office:value-type="float" office:value="0">
            <text:p>0</text:p>
          </table:table-cell>
          <table:table-cell office:value-type="float" office:value="2530">
            <text:p>2,53E+003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3]*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50">
            <text:p>4,35E+003</text:p>
          </table:table-cell>
          <table:table-cell office:value-type="float" office:value="0">
            <text:p>0</text:p>
          </table:table-cell>
          <table:table-cell office:value-type="float" office:value="3350">
            <text:p>3,35E+003</text:p>
          </table:table-cell>
          <table:table-cell/>
          <table:table-cell office:value-type="float" office:value="0">
            <text:p>0</text:p>
          </table:table-cell>
          <table:table-cell office:value-type="float" office:value="4210">
            <text:p>4,21E+003</text:p>
          </table:table-cell>
          <table:table-cell office:value-type="float" office:value="0">
            <text:p>0</text:p>
          </table:table-cell>
          <table:table-cell office:value-type="float" office:value="3330">
            <text:p>3,33E+003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4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950">
            <text:p>7,95E+003</text:p>
          </table:table-cell>
          <table:table-cell office:value-type="float" office:value="0">
            <text:p>0</text:p>
          </table:table-cell>
          <table:table-cell office:value-type="float" office:value="4450">
            <text:p>4,45E+003</text:p>
          </table:table-cell>
          <table:table-cell/>
          <table:table-cell office:value-type="float" office:value="0">
            <text:p>0</text:p>
          </table:table-cell>
          <table:table-cell office:value-type="float" office:value="6520">
            <text:p>6,52E+003</text:p>
          </table:table-cell>
          <table:table-cell office:value-type="float" office:value="0">
            <text:p>0</text:p>
          </table:table-cell>
          <table:table-cell office:value-type="float" office:value="4420">
            <text:p>4,42E+003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5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500">
            <text:p>1,25E+004</text:p>
          </table:table-cell>
          <table:table-cell office:value-type="float" office:value="0">
            <text:p>0</text:p>
          </table:table-cell>
          <table:table-cell office:value-type="float" office:value="6540">
            <text:p>6,54E+003</text:p>
          </table:table-cell>
          <table:table-cell/>
          <table:table-cell office:value-type="float" office:value="0">
            <text:p>0</text:p>
          </table:table-cell>
          <table:table-cell office:value-type="float" office:value="11400">
            <text:p>1,14E+004</text:p>
          </table:table-cell>
          <table:table-cell office:value-type="float" office:value="0">
            <text:p>0</text:p>
          </table:table-cell>
          <table:table-cell office:value-type="float" office:value="6510">
            <text:p>6,51E+003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6]*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2900">
            <text:p>2,29E+004</text:p>
          </table:table-cell>
          <table:table-cell office:value-type="float" office:value="0">
            <text:p>0</text:p>
          </table:table-cell>
          <table:table-cell office:value-type="float" office:value="10100">
            <text:p>1,01E+004</text:p>
          </table:table-cell>
          <table:table-cell/>
          <table:table-cell office:value-type="float" office:value="0">
            <text:p>0</text:p>
          </table:table-cell>
          <table:table-cell office:value-type="float" office:value="20900">
            <text:p>2,09E+004</text:p>
          </table:table-cell>
          <table:table-cell office:value-type="float" office:value="0">
            <text:p>0</text:p>
          </table:table-cell>
          <table:table-cell office:value-type="float" office:value="10000">
            <text:p>1,00E+004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7]*2"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42200">
            <text:p>4,22E+004</text:p>
          </table:table-cell>
          <table:table-cell office:value-type="float" office:value="0">
            <text:p>0</text:p>
          </table:table-cell>
          <table:table-cell office:value-type="float" office:value="17300">
            <text:p>1,73E+004</text:p>
          </table:table-cell>
          <table:table-cell/>
          <table:table-cell office:value-type="float" office:value="0">
            <text:p>0</text:p>
          </table:table-cell>
          <table:table-cell office:value-type="float" office:value="42000">
            <text:p>4,20E+004</text:p>
          </table:table-cell>
          <table:table-cell office:value-type="float" office:value="0">
            <text:p>0</text:p>
          </table:table-cell>
          <table:table-cell office:value-type="float" office:value="17100">
            <text:p>1,71E+004</text:p>
          </table:table-cell>
          <table:table-cell/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antidade de elementos</text:p>
          </table:table-cell>
          <table:table-cell table:style-name="ce1" office:value-type="string">
            <text:p>Sem Otimizacao O0</text:p>
          </table:table-cell>
          <table:table-cell office:value-type="string">
            <text:p>Sem Otimizacao O0</text:p>
          </table:table-cell>
          <table:table-cell table:style-name="ce1" office:value-type="string">
            <text:p>Sem Otimizacao O1</text:p>
          </table:table-cell>
          <table:table-cell office:value-type="string">
            <text:p>Sem Otimizacao O1</text:p>
          </table:table-cell>
          <table:table-cell office:value-type="string">
            <text:p>Clocks/Total de dados Sem Otimização</text:p>
          </table:table-cell>
          <table:table-cell table:style-name="ce1" office:value-type="string">
            <text:p>Com Otimizacao O0</text:p>
          </table:table-cell>
          <table:table-cell office:value-type="string">
            <text:p>Com Otimizacao O0</text:p>
          </table:table-cell>
          <table:table-cell table:style-name="ce1" office:value-type="string">
            <text:p>Com Otimizacao O1</text:p>
          </table:table-cell>
          <table:table-cell office:value-type="string">
            <text:p>Com Otimizacao O1</text:p>
          </table:table-cell>
          <table:table-cell office:value-type="string">
            <text:p>Clocks/Total de dados Com Otimização</text:p>
          </table:table-cell>
          <table:table-cell office:value-type="string">
            <text:p>clock/tempo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8]*2"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7200">
            <text:p>8,72E+004</text:p>
          </table:table-cell>
          <table:table-cell office:value-type="float" office:value="0">
            <text:p>0</text:p>
          </table:table-cell>
          <table:table-cell office:value-type="float" office:value="31800">
            <text:p>3,18E+004</text:p>
          </table:table-cell>
          <table:table-cell table:style-name="ce3" table:formula="of:=[.F10]/[.B10]" office:value-type="float" office:value="124.21875">
            <text:p>124</text:p>
          </table:table-cell>
          <table:table-cell office:value-type="float" office:value="0">
            <text:p>0</text:p>
          </table:table-cell>
          <table:table-cell office:value-type="float" office:value="86800">
            <text:p>8,68E+004</text:p>
          </table:table-cell>
          <table:table-cell office:value-type="float" office:value="0">
            <text:p>0</text:p>
          </table:table-cell>
          <table:table-cell office:value-type="float" office:value="31600">
            <text:p>3,16E+004</text:p>
          </table:table-cell>
          <table:table-cell table:style-name="ce3" table:formula="of:=[.K10]/[.B10]" office:value-type="float" office:value="123.4375">
            <text:p>123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0]*2" office:value-type="float" office:value="512">
            <text:p>512</text:p>
          </table:table-cell>
          <table:table-cell office:value-type="float" office:value="0.1">
            <text:p>0,1</text:p>
          </table:table-cell>
          <table:table-cell office:value-type="float" office:value="243000">
            <text:p>2,43E+005</text:p>
          </table:table-cell>
          <table:table-cell office:value-type="float" office:value="0">
            <text:p>0</text:p>
          </table:table-cell>
          <table:table-cell office:value-type="float" office:value="79600">
            <text:p>7,96E+004</text:p>
          </table:table-cell>
          <table:table-cell table:style-name="ce3" table:formula="of:=[.F11]/[.B11]" office:value-type="float" office:value="155.46875">
            <text:p>155</text:p>
          </table:table-cell>
          <table:table-cell office:value-type="float" office:value="0.1">
            <text:p>0,1</text:p>
          </table:table-cell>
          <table:table-cell office:value-type="float" office:value="258000">
            <text:p>2,58E+005</text:p>
          </table:table-cell>
          <table:table-cell office:value-type="float" office:value="0">
            <text:p>0</text:p>
          </table:table-cell>
          <table:table-cell office:value-type="float" office:value="71900">
            <text:p>7,19E+004</text:p>
          </table:table-cell>
          <table:table-cell table:style-name="ce3" table:formula="of:=[.K11]/[.B11]" office:value-type="float" office:value="140.4296875">
            <text:p>140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1]*2" office:value-type="float" office:value="1024">
            <text:p>1024</text:p>
          </table:table-cell>
          <table:table-cell office:value-type="float" office:value="0.3">
            <text:p>0,3</text:p>
          </table:table-cell>
          <table:table-cell office:value-type="float" office:value="620000">
            <text:p>6,20E+005</text:p>
          </table:table-cell>
          <table:table-cell office:value-type="float" office:value="0.1">
            <text:p>0,1</text:p>
          </table:table-cell>
          <table:table-cell office:value-type="float" office:value="199000">
            <text:p>1,99E+005</text:p>
          </table:table-cell>
          <table:table-cell table:style-name="ce3" table:formula="of:=[.F12]/[.B12]" office:value-type="float" office:value="194.3359375">
            <text:p>194</text:p>
          </table:table-cell>
          <table:table-cell office:value-type="float" office:value="0.3">
            <text:p>0,3</text:p>
          </table:table-cell>
          <table:table-cell office:value-type="float" office:value="5840">
            <text:p>5,84E+003</text:p>
          </table:table-cell>
          <table:table-cell office:value-type="float" office:value="0.1">
            <text:p>0,1</text:p>
          </table:table-cell>
          <table:table-cell office:value-type="float" office:value="201000">
            <text:p>2,01E+005</text:p>
          </table:table-cell>
          <table:table-cell table:style-name="ce3" table:formula="of:=[.K12]/[.B12]" office:value-type="float" office:value="196.2890625">
            <text:p>196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2]*2" office:value-type="float" office:value="2048">
            <text:p>2048</text:p>
          </table:table-cell>
          <table:table-cell office:value-type="float" office:value="0.7">
            <text:p>0,7</text:p>
          </table:table-cell>
          <table:table-cell office:value-type="float" office:value="1310000">
            <text:p>1,31E+006</text:p>
          </table:table-cell>
          <table:table-cell office:value-type="float" office:value="0.2">
            <text:p>0,2</text:p>
          </table:table-cell>
          <table:table-cell office:value-type="float" office:value="424000">
            <text:p>4,24E+005</text:p>
          </table:table-cell>
          <table:table-cell table:style-name="ce3" table:formula="of:=[.F13]/[.B13]" office:value-type="float" office:value="207.03125">
            <text:p>207</text:p>
          </table:table-cell>
          <table:table-cell office:value-type="float" office:value="0.7">
            <text:p>0,7</text:p>
          </table:table-cell>
          <table:table-cell office:value-type="float" office:value="1340000">
            <text:p>1,34E+006</text:p>
          </table:table-cell>
          <table:table-cell office:value-type="float" office:value="0.2">
            <text:p>0,2</text:p>
          </table:table-cell>
          <table:table-cell office:value-type="float" office:value="420000">
            <text:p>4,20E+005</text:p>
          </table:table-cell>
          <table:table-cell table:style-name="ce3" table:formula="of:=[.K13]/[.B13]" office:value-type="float" office:value="205.078125">
            <text:p>205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3]*2" office:value-type="float" office:value="4096">
            <text:p>4096</text:p>
          </table:table-cell>
          <table:table-cell office:value-type="float" office:value="1.5">
            <text:p>1,5</text:p>
          </table:table-cell>
          <table:table-cell office:value-type="float" office:value="2780000">
            <text:p>2,78E+006</text:p>
          </table:table-cell>
          <table:table-cell office:value-type="float" office:value="0.6">
            <text:p>0,6</text:p>
          </table:table-cell>
          <table:table-cell office:value-type="float" office:value="1140000">
            <text:p>1,14E+006</text:p>
          </table:table-cell>
          <table:table-cell table:style-name="ce3" table:formula="of:=[.F14]/[.B14]" office:value-type="float" office:value="278.3203125">
            <text:p>278</text:p>
          </table:table-cell>
          <table:table-cell office:value-type="float" office:value="1.5">
            <text:p>1,5</text:p>
          </table:table-cell>
          <table:table-cell office:value-type="float" office:value="2750000">
            <text:p>2,75E+006</text:p>
          </table:table-cell>
          <table:table-cell office:value-type="float" office:value="0.6">
            <text:p>0,6</text:p>
          </table:table-cell>
          <table:table-cell office:value-type="float" office:value="1060000">
            <text:p>1,06E+006</text:p>
          </table:table-cell>
          <table:table-cell table:style-name="ce3" table:formula="of:=[.K14]/[.B14]" office:value-type="float" office:value="258.7890625">
            <text:p>259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4]*2" office:value-type="float" office:value="8192">
            <text:p>8192</text:p>
          </table:table-cell>
          <table:table-cell office:value-type="float" office:value="3.6">
            <text:p>3,6</text:p>
          </table:table-cell>
          <table:table-cell office:value-type="float" office:value="6560000">
            <text:p>6,56E+006</text:p>
          </table:table-cell>
          <table:table-cell office:value-type="float" office:value="1.5">
            <text:p>1,5</text:p>
          </table:table-cell>
          <table:table-cell office:value-type="float" office:value="2610000">
            <text:p>2,61E+006</text:p>
          </table:table-cell>
          <table:table-cell table:style-name="ce3" table:formula="of:=[.F15]/[.B15]" office:value-type="float" office:value="318.603515625">
            <text:p>319</text:p>
          </table:table-cell>
          <table:table-cell office:value-type="float" office:value="3.6">
            <text:p>3,6</text:p>
          </table:table-cell>
          <table:table-cell office:value-type="float" office:value="6540000">
            <text:p>6,54E+006</text:p>
          </table:table-cell>
          <table:table-cell office:value-type="float" office:value="1.4">
            <text:p>1,4</text:p>
          </table:table-cell>
          <table:table-cell office:value-type="float" office:value="2450000">
            <text:p>2,45E+006</text:p>
          </table:table-cell>
          <table:table-cell table:style-name="ce3" table:formula="of:=[.K15]/[.B15]" office:value-type="float" office:value="299.072265625">
            <text:p>299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  <table:table-row table:style-name="ro3">
          <table:table-cell office:value-type="float" office:value="100000">
            <text:p>100000</text:p>
          </table:table-cell>
          <table:table-cell table:formula="of:=[.B15]*2" office:value-type="float" office:value="16384">
            <text:p>16384</text:p>
          </table:table-cell>
          <table:table-cell office:value-type="float" office:value="9.3">
            <text:p>9,3</text:p>
          </table:table-cell>
          <table:table-cell office:value-type="float" office:value="16700000">
            <text:p>1,67E+007</text:p>
          </table:table-cell>
          <table:table-cell office:value-type="float" office:value="4">
            <text:p>4</text:p>
          </table:table-cell>
          <table:table-cell office:value-type="float" office:value="7210000">
            <text:p>7,21E+006</text:p>
          </table:table-cell>
          <table:table-cell table:style-name="ce3" table:formula="of:=[.F16]/[.B16]" office:value-type="float" office:value="440.0634765625">
            <text:p>440</text:p>
          </table:table-cell>
          <table:table-cell office:value-type="float" office:value="9">
            <text:p>9</text:p>
          </table:table-cell>
          <table:table-cell office:value-type="float" office:value="16200000">
            <text:p>1,62E+007</text:p>
          </table:table-cell>
          <table:table-cell office:value-type="float" office:value="3.4">
            <text:p>3,4</text:p>
          </table:table-cell>
          <table:table-cell office:value-type="float" office:value="6060000">
            <text:p>6,06E+006</text:p>
          </table:table-cell>
          <table:table-cell table:style-name="ce3" table:formula="of:=[.K16]/[.B16]" office:value-type="float" office:value="369.873046875">
            <text:p>370</text:p>
          </table:table-cell>
          <table:table-cell office:value-type="float" office:value="1800000">
            <text:p>1,80E+006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0" number:grouping="true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/10/2013</text:date>, <text:time>07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o </meta:initial-creator>
    <meta:creation-date>2013-10-15T03:11:08</meta:creation-date>
    <dc:date>2013-10-31T07:18:54</dc:date>
    <meta:editing-duration>PT17H34S</meta:editing-duration>
    <meta:editing-cycles>47</meta:editing-cycles>
    <meta:generator>LibreOffice/3.4$Unix LibreOffice_project/340m1$Build-402</meta:generator>
    <meta:document-statistic meta:table-count="3" meta:cell-count="29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4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cm" svg:height="9cm" xlink:href=".." xlink:type="simple" chart:class="chart:line" chart:style-name="ch1">
        <chart:title svg:x="3.178cm" svg:y="0.316cm" chart:style-name="ch2">
          <text:p>Versão sem Original X Otimizada</text:p>
        </chart:title>
        <chart:subtitle svg:x="4.143cm" svg:y="1.272cm" chart:style-name="ch3">
          <text:p>Compilação sem otimização</text:p>
        </chart:subtitle>
        <chart:legend chart:legend-position="end" svg:x="8.761cm" svg:y="3.963cm" style:legend-expansion="high" chart:style-name="ch4"/>
        <chart:plot-area chart:style-name="ch5" table:cell-range-address="Instr_man_sem_otim.B9:Instr_man_sem_otim.B16 Instr_man_sem_otim.D9:Instr_man_sem_otim.D16 Instr_man_sem_otim.I9:Instr_man_sem_otim.I16" chart:data-source-has-labels="both" svg:x="1.269cm" svg:y="2.295cm" svg:width="6.962cm" svg:height="5.551cm">
          <chartooo:coordinate-region svg:x="3.244cm" svg:y="2.489cm" svg:width="4.498cm" svg:height="4.334cm"/>
          <chart:axis chart:dimension="x" chart:name="primary-x" chart:style-name="ch6" chartooo:axis-type="auto">
            <chartooo:date-scale/>
            <chart:title svg:x="1.949cm" svg:y="8.027cm" chart:style-name="ch7">
              <text:p>Quantidades de elementos da amostra</text:p>
            </chart:title>
            <chart:categories table:cell-range-address="Instr_man_sem_otim.B10:Instr_man_sem_otim.B16"/>
          </chart:axis>
          <chart:axis chart:dimension="y" chart:name="primary-y" chart:style-name="ch8">
            <chart:title svg:x="0.451cm" svg:y="6.601cm" chart:style-name="ch9">
              <text:p>Clocks por execução</text:p>
            </chart:title>
            <chart:grid chart:style-name="ch10" chart:class="major"/>
          </chart:axis>
          <chart:series chart:style-name="ch11" chart:values-cell-range-address="Instr_man_sem_otim.D10:Instr_man_sem_otim.D16" chart:label-cell-address="Instr_man_sem_otim.D9:Instr_man_sem_otim.D9" chart:class="chart:line">
            <chart:data-point chart:repeated="7"/>
          </chart:series>
          <chart:series chart:style-name="ch12" chart:values-cell-range-address="Instr_man_sem_otim.I10:Instr_man_sem_otim.I16" chart:label-cell-address="Instr_man_sem_otim.I9:Instr_man_sem_otim.I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0</text:p>
                <draw:g>
                  <svg:desc>Instr_man_sem_otim.D9:Instr_man_sem_otim.D9</svg:desc>
                </draw:g>
              </table:table-cell>
              <table:table-cell office:value-type="string">
                <text:p>Com Otimizacao O0</text:p>
                <draw:g>
                  <svg:desc>Instr_man_sem_otim.I9:Instr_man_sem_otim.I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87200">
                <text:p>87200</text:p>
                <draw:g>
                  <svg:desc>Instr_man_sem_otim.D10:Instr_man_sem_otim.D16</svg:desc>
                </draw:g>
              </table:table-cell>
              <table:table-cell office:value-type="float" office:value="86800">
                <text:p>86800</text:p>
                <draw:g>
                  <svg:desc>Instr_man_sem_otim.I10:Instr_man_sem_otim.I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43000">
                <text:p>243000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20000">
                <text:p>6200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10000">
                <text:p>1310000</text:p>
              </table:table-cell>
              <table:table-cell office:value-type="float" office:value="1340000">
                <text:p>134000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80000">
                <text:p>2780000</text:p>
              </table:table-cell>
              <table:table-cell office:value-type="float" office:value="2750000">
                <text:p>275000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560000">
                <text:p>6560000</text:p>
              </table:table-cell>
              <table:table-cell office:value-type="float" office:value="6540000">
                <text:p>654000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700000">
                <text:p>16700000</text:p>
              </table:table-cell>
              <table:table-cell office:value-type="float" office:value="16200000">
                <text:p>162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58cm" svg:height="9cm" xlink:href=".." xlink:type="simple" chart:class="chart:line" chart:style-name="ch1">
        <chart:title svg:x="3.566cm" svg:y="0.316cm" chart:style-name="ch2">
          <text:p>Versão Original X Otimizada</text:p>
        </chart:title>
        <chart:subtitle svg:x="3.987cm" svg:y="1.272cm" chart:style-name="ch3">
          <text:p>Compilação sem Otimização</text:p>
        </chart:subtitle>
        <chart:legend chart:legend-position="end" svg:x="8.539cm" svg:y="3.963cm" style:legend-expansion="high" chart:style-name="ch4"/>
        <chart:plot-area chart:style-name="ch5" table:cell-range-address="Instr_man_sem_otim.B9:Instr_man_sem_otim.C16 Instr_man_sem_otim.H9:Instr_man_sem_otim.H16" chart:data-source-has-labels="both" svg:x="1.265cm" svg:y="2.295cm" svg:width="6.752cm" svg:height="5.551cm">
          <chartooo:coordinate-region svg:x="1.902cm" svg:y="2.489cm" svg:width="5.626cm" svg:height="4.721cm"/>
          <chart:axis chart:dimension="x" chart:name="primary-x" chart:style-name="ch6" chartooo:axis-type="auto">
            <chartooo:date-scale/>
            <chart:title svg:x="1.919cm" svg:y="8.027cm" chart:style-name="ch7">
              <text:p>Quantidade de elementos da amostra</text:p>
            </chart:title>
            <chart:categories table:cell-range-address="Instr_man_sem_otim.B10:Instr_man_sem_otim.B16"/>
          </chart:axis>
          <chart:axis chart:dimension="y" chart:name="primary-y" chart:style-name="ch6">
            <chart:title svg:x="0.451cm" svg:y="6.896cm" chart:style-name="ch8">
              <text:p>Tempo em Milesegundos</text:p>
            </chart:title>
            <chart:grid chart:style-name="ch9" chart:class="major"/>
          </chart:axis>
          <chart:series chart:style-name="ch10" chart:values-cell-range-address="Instr_man_sem_otim.C10:Instr_man_sem_otim.C16" chart:label-cell-address="Instr_man_sem_otim.C9:Instr_man_sem_otim.C9" chart:class="chart:line">
            <chart:data-point chart:repeated="7"/>
          </chart:series>
          <chart:series chart:style-name="ch11" chart:values-cell-range-address="Instr_man_sem_otim.H10:Instr_man_sem_otim.H16" chart:label-cell-address="Instr_man_sem_otim.H9:Instr_man_sem_otim.H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0</text:p>
                <draw:g>
                  <svg:desc>Instr_man_sem_otim.C9:Instr_man_sem_otim.C9</svg:desc>
                </draw:g>
              </table:table-cell>
              <table:table-cell office:value-type="string">
                <text:p>Com Otimizacao O0</text:p>
                <draw:g>
                  <svg:desc>Instr_man_sem_otim.H9:Instr_man_sem_otim.H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0">
                <text:p>0</text:p>
                <draw:g>
                  <svg:desc>Instr_man_sem_otim.C10:Instr_man_sem_otim.C16</svg:desc>
                </draw:g>
              </table:table-cell>
              <table:table-cell office:value-type="float" office:value="0">
                <text:p>0</text:p>
                <draw:g>
                  <svg:desc>Instr_man_sem_otim.H10:Instr_man_sem_otim.H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.3">
                <text:p>9.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8cm" svg:height="9cm" xlink:href=".." xlink:type="simple" chart:class="chart:line" chart:style-name="ch1">
        <chart:title svg:x="3.777cm" svg:y="0.316cm" chart:style-name="ch2">
          <text:p>Versão Original X Otimizada</text:p>
        </chart:title>
        <chart:subtitle svg:x="4.198cm" svg:y="1.272cm" chart:style-name="ch3">
          <text:p>Compilação com Otimização</text:p>
        </chart:subtitle>
        <chart:legend chart:legend-position="end" svg:x="8.961cm" svg:y="3.963cm" style:legend-expansion="high" chart:style-name="ch4"/>
        <chart:plot-area chart:style-name="ch5" table:cell-range-address="Instr_man_sem_otim.B9:Instr_man_sem_otim.B16 Instr_man_sem_otim.F9:Instr_man_sem_otim.F16 Instr_man_sem_otim.K9:Instr_man_sem_otim.K16" chart:data-source-has-labels="both" svg:x="1.273cm" svg:y="2.295cm" svg:width="7.15cm" svg:height="5.551cm">
          <chartooo:coordinate-region svg:x="3.248cm" svg:y="2.489cm" svg:width="4.686cm" svg:height="4.334cm"/>
          <chart:axis chart:dimension="x" chart:name="primary-x" chart:style-name="ch6" chartooo:axis-type="auto">
            <chartooo:date-scale/>
            <chart:title svg:x="2.965cm" svg:y="8.027cm" chart:style-name="ch7">
              <text:p>Quantidade de elementos</text:p>
            </chart:title>
            <chart:categories table:cell-range-address="Instr_man_sem_otim.B10:Instr_man_sem_otim.B16"/>
          </chart:axis>
          <chart:axis chart:dimension="y" chart:name="primary-y" chart:style-name="ch8">
            <chart:title svg:x="0.451cm" svg:y="6.601cm" chart:style-name="ch9">
              <text:p>Clocks por execução</text:p>
            </chart:title>
            <chart:grid chart:style-name="ch10" chart:class="major"/>
          </chart:axis>
          <chart:series chart:style-name="ch11" chart:values-cell-range-address="Instr_man_sem_otim.F10:Instr_man_sem_otim.F16" chart:label-cell-address="Instr_man_sem_otim.F9:Instr_man_sem_otim.F9" chart:class="chart:line">
            <chart:data-point chart:repeated="7"/>
          </chart:series>
          <chart:series chart:style-name="ch12" chart:values-cell-range-address="Instr_man_sem_otim.K10:Instr_man_sem_otim.K16" chart:label-cell-address="Instr_man_sem_otim.K9:Instr_man_sem_otim.K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1</text:p>
                <draw:g>
                  <svg:desc>Instr_man_sem_otim.F9:Instr_man_sem_otim.F9</svg:desc>
                </draw:g>
              </table:table-cell>
              <table:table-cell office:value-type="string">
                <text:p>Com Otimizacao O1</text:p>
                <draw:g>
                  <svg:desc>Instr_man_sem_otim.K9:Instr_man_sem_otim.K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31800">
                <text:p>31800</text:p>
                <draw:g>
                  <svg:desc>Instr_man_sem_otim.F10:Instr_man_sem_otim.F16</svg:desc>
                </draw:g>
              </table:table-cell>
              <table:table-cell office:value-type="float" office:value="31600">
                <text:p>31600</text:p>
                <draw:g>
                  <svg:desc>Instr_man_sem_otim.K10:Instr_man_sem_otim.K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9600">
                <text:p>79600</text:p>
              </table:table-cell>
              <table:table-cell office:value-type="float" office:value="71900">
                <text:p>7190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99000">
                <text:p>199000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4000">
                <text:p>424000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140000">
                <text:p>1140000</text:p>
              </table:table-cell>
              <table:table-cell office:value-type="float" office:value="1060000">
                <text:p>106000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610000">
                <text:p>2610000</text:p>
              </table:table-cell>
              <table:table-cell office:value-type="float" office:value="2450000">
                <text:p>245000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7210000">
                <text:p>7210000</text:p>
              </table:table-cell>
              <table:table-cell office:value-type="float" office:value="6060000">
                <text:p>606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8cm" svg:height="9cm" xlink:href=".." xlink:type="simple" chart:class="chart:line" chart:style-name="ch1">
        <chart:title svg:x="3.177cm" svg:y="0.316cm" chart:style-name="ch2">
          <text:p>Versão Original X Otimizada</text:p>
        </chart:title>
        <chart:subtitle svg:x="3.632cm" svg:y="1.272cm" chart:style-name="ch3">
          <text:p>Compilador com Otimização</text:p>
        </chart:subtitle>
        <chart:legend chart:legend-position="end" svg:x="7.761cm" svg:y="3.963cm" style:legend-expansion="high" chart:style-name="ch4"/>
        <chart:plot-area chart:style-name="ch5" table:cell-range-address="Instr_man_sem_otim.B9:Instr_man_sem_otim.B16 Instr_man_sem_otim.E9:Instr_man_sem_otim.E16 Instr_man_sem_otim.J9:Instr_man_sem_otim.J16" chart:data-source-has-labels="both" svg:x="1.249cm" svg:y="2.295cm" svg:width="6.022cm" svg:height="5.551cm">
          <chartooo:coordinate-region svg:x="1.999cm" svg:y="2.489cm" svg:width="4.783cm" svg:height="4.334cm"/>
          <chart:axis chart:dimension="x" chart:name="primary-x" chart:style-name="ch6" chartooo:axis-type="auto">
            <chartooo:date-scale/>
            <chart:title svg:x="1.538cm" svg:y="8.027cm" chart:style-name="ch7">
              <text:p>Quantidade de elementos da amostra</text:p>
            </chart:title>
            <chart:categories table:cell-range-address="Instr_man_sem_otim.B10:Instr_man_sem_otim.B16"/>
          </chart:axis>
          <chart:axis chart:dimension="y" chart:name="primary-y" chart:style-name="ch6">
            <chart:title svg:x="0.451cm" svg:y="6.896cm" chart:style-name="ch8">
              <text:p>Tempo em milesegundos</text:p>
            </chart:title>
            <chart:grid chart:style-name="ch9" chart:class="major"/>
          </chart:axis>
          <chart:series chart:style-name="ch10" chart:values-cell-range-address="Instr_man_sem_otim.E10:Instr_man_sem_otim.E16" chart:label-cell-address="Instr_man_sem_otim.E9:Instr_man_sem_otim.E9" chart:class="chart:line">
            <chart:data-point chart:repeated="7"/>
          </chart:series>
          <chart:series chart:style-name="ch11" chart:values-cell-range-address="Instr_man_sem_otim.J10:Instr_man_sem_otim.J16" chart:label-cell-address="Instr_man_sem_otim.J9:Instr_man_sem_otim.J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1</text:p>
                <draw:g>
                  <svg:desc>Instr_man_sem_otim.E9:Instr_man_sem_otim.E9</svg:desc>
                </draw:g>
              </table:table-cell>
              <table:table-cell office:value-type="string">
                <text:p>Com Otimizacao O1</text:p>
                <draw:g>
                  <svg:desc>Instr_man_sem_otim.J9:Instr_man_sem_otim.J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0">
                <text:p>0</text:p>
                <draw:g>
                  <svg:desc>Instr_man_sem_otim.E10:Instr_man_sem_otim.E16</svg:desc>
                </draw:g>
              </table:table-cell>
              <table:table-cell office:value-type="float" office:value="0">
                <text:p>0</text:p>
                <draw:g>
                  <svg:desc>Instr_man_sem_otim.J10:Instr_man_sem_otim.J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15cm" chart:symbol-height="0.15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15cm" chart:symbol-height="0.15cm">
        <chart:symbol-image/>
      </style:chart-properties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15cm" chart:symbol-height="0.15cm">
        <chart:symbol-image/>
      </style:chart-properties>
      <style:graphic-properties svg:stroke-width="0.04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79cm" svg:height="9cm" xlink:href=".." xlink:type="simple" chart:class="chart:line" chart:column-mapping="0 1" chart:style-name="ch1">
        <chart:title svg:x="4.076cm" svg:y="0.316cm" chart:style-name="ch2">
          <text:p>Versão Original X Otimizada</text:p>
        </chart:title>
        <chart:subtitle svg:x="3.612cm" svg:y="1.272cm" chart:style-name="ch3">
          <text:p>Com e Sem Otimização de compilação</text:p>
        </chart:subtitle>
        <chart:legend chart:legend-position="end" svg:x="9.56cm" svg:y="3.476cm" style:legend-expansion="high" chart:style-name="ch4"/>
        <chart:plot-area chart:style-name="ch5" table:cell-range-address="Instr_man_sem_otim.B9:Instr_man_sem_otim.B16 Instr_man_sem_otim.D9:Instr_man_sem_otim.D16 Instr_man_sem_otim.I9:Instr_man_sem_otim.I16 Instr_man_sem_otim.F9:Instr_man_sem_otim.F16 Instr_man_sem_otim.K9:Instr_man_sem_otim.K16" chart:data-source-has-labels="both" svg:x="1.285cm" svg:y="2.295cm" svg:width="7.713cm" svg:height="5.551cm">
          <chartooo:coordinate-region svg:x="3.26cm" svg:y="2.489cm" svg:width="5.249cm" svg:height="4.334cm"/>
          <chart:axis chart:dimension="x" chart:name="primary-x" chart:style-name="ch6" chartooo:axis-type="auto">
            <chartooo:date-scale/>
            <chart:title svg:x="2.419cm" svg:y="8.027cm" chart:style-name="ch7">
              <text:p>Quantidade de elementos da amostra</text:p>
            </chart:title>
            <chart:categories table:cell-range-address="Instr_man_sem_otim.B10:Instr_man_sem_otim.B16"/>
          </chart:axis>
          <chart:axis chart:dimension="y" chart:name="primary-y" chart:style-name="ch8">
            <chart:title svg:x="0.451cm" svg:y="6.601cm" chart:style-name="ch9">
              <text:p>Clocks por execução</text:p>
            </chart:title>
            <chart:grid chart:style-name="ch10" chart:class="major"/>
          </chart:axis>
          <chart:series chart:style-name="ch11" chart:values-cell-range-address="Instr_man_sem_otim.D10:Instr_man_sem_otim.D16" chart:label-cell-address="Instr_man_sem_otim.D9:Instr_man_sem_otim.D9" chart:class="chart:line">
            <chart:data-point chart:repeated="7"/>
          </chart:series>
          <chart:series chart:style-name="ch12" chart:values-cell-range-address="Instr_man_sem_otim.I10:Instr_man_sem_otim.I16" chart:label-cell-address="Instr_man_sem_otim.I9:Instr_man_sem_otim.I9" chart:class="chart:line">
            <chart:data-point chart:repeated="7"/>
          </chart:series>
          <chart:series chart:style-name="ch13" chart:values-cell-range-address="Instr_man_sem_otim.F10:Instr_man_sem_otim.F16" chart:label-cell-address="Instr_man_sem_otim.F9:Instr_man_sem_otim.F9" chart:class="chart:line">
            <chart:data-point chart:repeated="7"/>
          </chart:series>
          <chart:series chart:style-name="ch14" chart:values-cell-range-address="Instr_man_sem_otim.K10:Instr_man_sem_otim.K16" chart:label-cell-address="Instr_man_sem_otim.K9:Instr_man_sem_otim.K9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0</text:p>
                <draw:g>
                  <svg:desc>Instr_man_sem_otim.D9:Instr_man_sem_otim.D9</svg:desc>
                </draw:g>
              </table:table-cell>
              <table:table-cell office:value-type="string">
                <text:p>Com Otimizacao O0</text:p>
                <draw:g>
                  <svg:desc>Instr_man_sem_otim.I9:Instr_man_sem_otim.I9</svg:desc>
                </draw:g>
              </table:table-cell>
              <table:table-cell office:value-type="string">
                <text:p>Sem Otimizacao O1</text:p>
                <draw:g>
                  <svg:desc>Instr_man_sem_otim.F9:Instr_man_sem_otim.F9</svg:desc>
                </draw:g>
              </table:table-cell>
              <table:table-cell office:value-type="string">
                <text:p>Com Otimizacao O1</text:p>
                <draw:g>
                  <svg:desc>Instr_man_sem_otim.K9:Instr_man_sem_otim.K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87200">
                <text:p>87200</text:p>
                <draw:g>
                  <svg:desc>Instr_man_sem_otim.D10:Instr_man_sem_otim.D16</svg:desc>
                </draw:g>
              </table:table-cell>
              <table:table-cell office:value-type="float" office:value="86800">
                <text:p>86800</text:p>
                <draw:g>
                  <svg:desc>Instr_man_sem_otim.I10:Instr_man_sem_otim.I16</svg:desc>
                </draw:g>
              </table:table-cell>
              <table:table-cell office:value-type="float" office:value="31800">
                <text:p>31800</text:p>
                <draw:g>
                  <svg:desc>Instr_man_sem_otim.F10:Instr_man_sem_otim.F16</svg:desc>
                </draw:g>
              </table:table-cell>
              <table:table-cell office:value-type="float" office:value="31600">
                <text:p>31600</text:p>
                <draw:g>
                  <svg:desc>Instr_man_sem_otim.K10:Instr_man_sem_otim.K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43000">
                <text:p>243000</text:p>
              </table:table-cell>
              <table:table-cell office:value-type="float" office:value="258000">
                <text:p>258000</text:p>
              </table:table-cell>
              <table:table-cell office:value-type="float" office:value="79600">
                <text:p>79600</text:p>
              </table:table-cell>
              <table:table-cell office:value-type="float" office:value="71900">
                <text:p>7190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20000">
                <text:p>620000</text:p>
              </table:table-cell>
              <table:table-cell office:value-type="float" office:value="5840">
                <text:p>5840</text:p>
              </table:table-cell>
              <table:table-cell office:value-type="float" office:value="199000">
                <text:p>199000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10000">
                <text:p>1310000</text:p>
              </table:table-cell>
              <table:table-cell office:value-type="float" office:value="1340000">
                <text:p>1340000</text:p>
              </table:table-cell>
              <table:table-cell office:value-type="float" office:value="424000">
                <text:p>424000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80000">
                <text:p>2780000</text:p>
              </table:table-cell>
              <table:table-cell office:value-type="float" office:value="2750000">
                <text:p>2750000</text:p>
              </table:table-cell>
              <table:table-cell office:value-type="float" office:value="1140000">
                <text:p>1140000</text:p>
              </table:table-cell>
              <table:table-cell office:value-type="float" office:value="1060000">
                <text:p>106000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560000">
                <text:p>6560000</text:p>
              </table:table-cell>
              <table:table-cell office:value-type="float" office:value="6540000">
                <text:p>6540000</text:p>
              </table:table-cell>
              <table:table-cell office:value-type="float" office:value="2610000">
                <text:p>2610000</text:p>
              </table:table-cell>
              <table:table-cell office:value-type="float" office:value="2450000">
                <text:p>245000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700000">
                <text:p>16700000</text:p>
              </table:table-cell>
              <table:table-cell office:value-type="float" office:value="16200000">
                <text:p>16200000</text:p>
              </table:table-cell>
              <table:table-cell office:value-type="float" office:value="7210000">
                <text:p>7210000</text:p>
              </table:table-cell>
              <table:table-cell office:value-type="float" office:value="6060000">
                <text:p>606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>
        <chart:symbol-image/>
      </style:chart-properties>
      <style:graphic-properties svg:stroke-width="0.04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57cm" svg:height="9cm" xlink:href=".." xlink:type="simple" chart:class="chart:line" chart:column-mapping="0 1" chart:style-name="ch1">
        <chart:title svg:x="3.665cm" svg:y="0.316cm" chart:style-name="ch2">
          <text:p>Versão Original X Otimizada</text:p>
        </chart:title>
        <chart:subtitle svg:x="3.201cm" svg:y="1.272cm" chart:style-name="ch3">
          <text:p>Com e Sem Otimização de compilação</text:p>
        </chart:subtitle>
        <chart:legend chart:legend-position="end" svg:x="8.738cm" svg:y="3.476cm" style:legend-expansion="high" chart:style-name="ch4"/>
        <chart:plot-area chart:style-name="ch5" table:cell-range-address="Instr_man_sem_otim.B9:Instr_man_sem_otim.C16 Instr_man_sem_otim.H9:Instr_man_sem_otim.H16 Instr_man_sem_otim.E9:Instr_man_sem_otim.E16 Instr_man_sem_otim.J9:Instr_man_sem_otim.J16" chart:data-source-has-labels="both" svg:x="1.269cm" svg:y="2.295cm" svg:width="6.939cm" svg:height="5.551cm">
          <chartooo:coordinate-region svg:x="1.906cm" svg:y="2.489cm" svg:width="5.813cm" svg:height="4.721cm"/>
          <chart:axis chart:dimension="x" chart:name="primary-x" chart:style-name="ch6" chartooo:axis-type="auto">
            <chartooo:date-scale/>
            <chart:title svg:x="2.016cm" svg:y="8.027cm" chart:style-name="ch7">
              <text:p>Quantidade de elementos da amostra</text:p>
            </chart:title>
            <chart:categories table:cell-range-address="Instr_man_sem_otim.B10:Instr_man_sem_otim.B16"/>
          </chart:axis>
          <chart:axis chart:dimension="y" chart:name="primary-y" chart:style-name="ch6">
            <chart:title svg:x="0.451cm" svg:y="6.839cm" chart:style-name="ch8">
              <text:p>Tempo em milisegundos</text:p>
            </chart:title>
            <chart:grid chart:style-name="ch9" chart:class="major"/>
          </chart:axis>
          <chart:series chart:style-name="ch10" chart:values-cell-range-address="Instr_man_sem_otim.C10:Instr_man_sem_otim.C16" chart:label-cell-address="Instr_man_sem_otim.C9:Instr_man_sem_otim.C9" chart:class="chart:line">
            <chart:data-point chart:repeated="7"/>
          </chart:series>
          <chart:series chart:style-name="ch11" chart:values-cell-range-address="Instr_man_sem_otim.H10:Instr_man_sem_otim.H16" chart:label-cell-address="Instr_man_sem_otim.H9:Instr_man_sem_otim.H9" chart:class="chart:line">
            <chart:data-point chart:repeated="7"/>
          </chart:series>
          <chart:series chart:style-name="ch12" chart:values-cell-range-address="Instr_man_sem_otim.E10:Instr_man_sem_otim.E16" chart:label-cell-address="Instr_man_sem_otim.E9:Instr_man_sem_otim.E9" chart:class="chart:line">
            <chart:data-point chart:repeated="7"/>
          </chart:series>
          <chart:series chart:style-name="ch13" chart:values-cell-range-address="Instr_man_sem_otim.J10:Instr_man_sem_otim.J16" chart:label-cell-address="Instr_man_sem_otim.J9:Instr_man_sem_otim.J9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Otimizacao O0</text:p>
                <draw:g>
                  <svg:desc>Instr_man_sem_otim.C9:Instr_man_sem_otim.C9</svg:desc>
                </draw:g>
              </table:table-cell>
              <table:table-cell office:value-type="string">
                <text:p>Com Otimizacao O0</text:p>
                <draw:g>
                  <svg:desc>Instr_man_sem_otim.H9:Instr_man_sem_otim.H9</svg:desc>
                </draw:g>
              </table:table-cell>
              <table:table-cell office:value-type="string">
                <text:p>Sem Otimizacao O1</text:p>
                <draw:g>
                  <svg:desc>Instr_man_sem_otim.E9:Instr_man_sem_otim.E9</svg:desc>
                </draw:g>
              </table:table-cell>
              <table:table-cell office:value-type="string">
                <text:p>Com Otimizacao O1</text:p>
                <draw:g>
                  <svg:desc>Instr_man_sem_otim.J9:Instr_man_sem_otim.J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0">
                <text:p>0</text:p>
                <draw:g>
                  <svg:desc>Instr_man_sem_otim.C10:Instr_man_sem_otim.C16</svg:desc>
                </draw:g>
              </table:table-cell>
              <table:table-cell office:value-type="float" office:value="0">
                <text:p>0</text:p>
                <draw:g>
                  <svg:desc>Instr_man_sem_otim.H10:Instr_man_sem_otim.H16</svg:desc>
                </draw:g>
              </table:table-cell>
              <table:table-cell office:value-type="float" office:value="0">
                <text:p>0</text:p>
                <draw:g>
                  <svg:desc>Instr_man_sem_otim.E10:Instr_man_sem_otim.E16</svg:desc>
                </draw:g>
              </table:table-cell>
              <table:table-cell office:value-type="float" office:value="0">
                <text:p>0</text:p>
                <draw:g>
                  <svg:desc>Instr_man_sem_otim.J10:Instr_man_sem_otim.J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.3">
                <text:p>9.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amed-symbol" chart:symbol-name="square" chart:symbol-width="0.15cm" chart:symbol-height="0.15cm">
        <chart:symbol-image xlink:href="Pictures/2000000D000000DF000000DFDC7CCDFB.svm" xlink:type="simple" xlink:actuate="onLoad"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diamond" chart:symbol-width="0.15cm" chart:symbol-height="0.15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7cm" svg:y="0.316cm" chart:style-name="ch2">
          <text:p>Versão Original X Otimizada</text:p>
        </chart:title>
        <chart:subtitle svg:x="5.231cm" svg:y="1.272cm" chart:style-name="ch3">
          <text:p>Com otimização de compilação</text:p>
        </chart:subtitle>
        <chart:legend chart:legend-position="end" svg:x="10.37cm" svg:y="3.577cm" style:legend-expansion="high" chart:style-name="ch4"/>
        <chart:plot-area chart:style-name="ch5" table:cell-range-address="Instr_man_sem_otim.B9:Instr_man_sem_otim.B16 Instr_man_sem_otim.G9:Instr_man_sem_otim.G16 Instr_man_sem_otim.L9:Instr_man_sem_otim.L16" chart:data-source-has-labels="both" svg:x="1.324cm" svg:y="2.295cm" svg:width="8.406cm" svg:height="5.551cm">
          <chartooo:coordinate-region svg:x="2.165cm" svg:y="2.489cm" svg:width="7.076cm" svg:height="4.721cm"/>
          <chart:axis chart:dimension="x" chart:name="primary-x" chart:style-name="ch6" chartooo:axis-type="auto">
            <chartooo:date-scale/>
            <chart:title svg:x="2.805cm" svg:y="8.027cm" chart:style-name="ch7">
              <text:p>Quantidade de elementos da amostra</text:p>
            </chart:title>
            <chart:categories table:cell-range-address="Instr_man_sem_otim.B10:Instr_man_sem_otim.B16"/>
          </chart:axis>
          <chart:axis chart:dimension="y" chart:name="primary-y" chart:style-name="ch8">
            <chart:title svg:x="0.451cm" svg:y="6.681cm" chart:style-name="ch9">
              <text:p>Clocks/Total de dados</text:p>
            </chart:title>
            <chart:grid chart:style-name="ch10" chart:class="major"/>
          </chart:axis>
          <chart:series chart:style-name="ch11" chart:values-cell-range-address="Instr_man_sem_otim.G10:Instr_man_sem_otim.G16" chart:label-cell-address="Instr_man_sem_otim.G9:Instr_man_sem_otim.G9" chart:class="chart:line">
            <chart:data-point chart:repeated="7"/>
          </chart:series>
          <chart:series chart:style-name="ch12" chart:values-cell-range-address="Instr_man_sem_otim.L10:Instr_man_sem_otim.L16" chart:label-cell-address="Instr_man_sem_otim.L9:Instr_man_sem_otim.L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cks/Total de dados Sem Otimização</text:p>
                <draw:g>
                  <svg:desc>Instr_man_sem_otim.G9:Instr_man_sem_otim.G9</svg:desc>
                </draw:g>
              </table:table-cell>
              <table:table-cell office:value-type="string">
                <text:p>Clocks/Total de dados Com Otimização</text:p>
                <draw:g>
                  <svg:desc>Instr_man_sem_otim.L9:Instr_man_sem_otim.L9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Instr_man_sem_otim.B10:Instr_man_sem_otim.B16</svg:desc>
                </draw:g>
              </table:table-cell>
              <table:table-cell office:value-type="float" office:value="124.21875">
                <text:p>124.21875</text:p>
                <draw:g>
                  <svg:desc>Instr_man_sem_otim.G10:Instr_man_sem_otim.G16</svg:desc>
                </draw:g>
              </table:table-cell>
              <table:table-cell office:value-type="float" office:value="123.4375">
                <text:p>123.4375</text:p>
                <draw:g>
                  <svg:desc>Instr_man_sem_otim.L10:Instr_man_sem_otim.L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5.46875">
                <text:p>155.46875</text:p>
              </table:table-cell>
              <table:table-cell office:value-type="float" office:value="140.4296875">
                <text:p>140.42968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94.3359375">
                <text:p>194.3359375</text:p>
              </table:table-cell>
              <table:table-cell office:value-type="float" office:value="196.2890625">
                <text:p>196.28906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7.03125">
                <text:p>207.03125</text:p>
              </table:table-cell>
              <table:table-cell office:value-type="float" office:value="205.078125">
                <text:p>205.07812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8.3203125">
                <text:p>278.3203125</text:p>
              </table:table-cell>
              <table:table-cell office:value-type="float" office:value="258.7890625">
                <text:p>258.78906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18.603515625">
                <text:p>318.603515625</text:p>
              </table:table-cell>
              <table:table-cell office:value-type="float" office:value="299.072265625">
                <text:p>299.072265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0.0634765625">
                <text:p>440.0634765625</text:p>
              </table:table-cell>
              <table:table-cell office:value-type="float" office:value="369.873046875">
                <text:p>369.8730468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